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a948d" officeooo:paragraph-rsid="001a948d"/>
    </style:style>
    <style:style style:name="P2" style:family="paragraph" style:parent-style-name="Text_20_body">
      <style:text-properties officeooo:rsid="001abc57" officeooo:paragraph-rsid="001abc57"/>
    </style:style>
    <style:style style:name="P3" style:family="paragraph" style:parent-style-name="Standard">
      <style:text-properties officeooo:rsid="001a948d" officeooo:paragraph-rsid="001e73f7"/>
    </style:style>
    <style:style style:name="P4" style:family="paragraph" style:parent-style-name="Heading_20_1">
      <style:text-properties officeooo:rsid="001abc57" officeooo:paragraph-rsid="001abc57"/>
    </style:style>
    <style:style style:name="P5" style:family="paragraph" style:parent-style-name="Heading_20_2">
      <style:text-properties officeooo:rsid="001abc57" officeooo:paragraph-rsid="001abc57"/>
    </style:style>
    <style:style style:name="T1" style:family="text">
      <style:text-properties officeooo:rsid="001abc57"/>
    </style:style>
    <style:style style:name="T2" style:family="text">
      <style:text-properties officeooo:rsid="001b18e4"/>
    </style:style>
    <style:style style:name="T3" style:family="text">
      <style:text-properties officeooo:rsid="001cb164"/>
    </style:style>
    <style:style style:name="T4" style:family="text">
      <style:text-properties officeooo:rsid="001e73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4" text:outline-level="1">Enron POI Identifier Report</text:h>
      <text:h text:style-name="P5" text:outline-level="2">Introduction</text:h>
      <text:p text:style-name="P2">The Enron case was one of the biggest cases of company fraud in the history of the USA. <text:span text:style-name="T2">In the last years before the collapse, the</text:span> managers created more and more complex accounting strategies to pretend fabulous <text:s/>profits but in reality produced only losses. These strategies where backed by the accountants of Andersen Consulting which disintegrated <text:span text:style-name="T2">in the follow up turmoil and </text:span>in <text:span text:style-name="T2">the </text:span>course of the trial. <text:span text:style-name="T2">There is an excellent book which describes the rise and fall of Enron in great detail: “The Smartest Guys in the Room” by Bethany</text:span> <text:span text:style-name="T2">McLean.</text:span></text:p>
      <text:h text:style-name="P5" text:outline-level="2">The Enron Dataset</text:h>
      <text:p text:style-name="P3">The <text:span text:style-name="T3">poi_names</text:span>.txt file contains a list of POIs and preceding each POI is a flag, <text:span text:style-name="T4">which signals </text:span>if the inbox of that person is available. <text:span text:style-name="T1">There are 35 POIs in this list and we have the inbox of only of four of them. <text:s/>In the actual dataset there are records of 146 persons that are potential POIs. The goal of the project is to write a machine learning program that identifies the POIs out of the complete dataset. </text:span></text:p>
      <text:p text:style-name="P3"><text:span text:style-name="T4">The first step is to scrutinize the dataset for irregularities and outliers. One outlier can be found in the dataset which is a list of totals from a spreadsheet export. This outlier is removed from the dataset at the beginning of the progr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22:37:52.203443679</meta:creation-date>
    <dc:date>2015-06-19T16:21:37.106957672</dc:date>
    <meta:editing-duration>PT19M57S</meta:editing-duration>
    <meta:editing-cycles>5</meta:editing-cycles>
    <meta:generator>LibreOffice/4.4.3.2$Linux_X86_64 LibreOffice_project/88805f81e9fe61362df02b9941de8e38a9b5fd16</meta:generator>
    <meta:document-statistic meta:table-count="0" meta:image-count="0" meta:object-count="0" meta:page-count="1" meta:paragraph-count="6" meta:word-count="222" meta:character-count="1256" meta:non-whitespace-character-count="1037"/>
  </office:meta>
</office:document-meta>
</file>